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27023" officeooo:paragraph-rsid="00027023" style:font-size-asian="10.5pt"/>
    </style:style>
    <style:style style:name="P2" style:family="paragraph" style:parent-style-name="Standard">
      <style:text-properties fo:language="pl" fo:country="PL" officeooo:rsid="00043515" officeooo:paragraph-rsid="00043515" style:font-size-asian="10.5pt"/>
    </style:style>
    <style:style style:name="P3" style:family="paragraph" style:parent-style-name="Standard">
      <style:text-properties fo:language="pl" fo:country="PL" officeooo:rsid="00043515" officeooo:paragraph-rsid="0007e9bb" style:font-size-asian="10.5pt"/>
    </style:style>
    <style:style style:name="P4" style:family="paragraph" style:parent-style-name="Standard">
      <style:text-properties fo:language="pl" fo:country="PL" officeooo:rsid="00043515" officeooo:paragraph-rsid="000a99fd" style:font-size-asian="10.5pt"/>
    </style:style>
    <style:style style:name="P5" style:family="paragraph" style:parent-style-name="Standard">
      <style:text-properties fo:language="pl" fo:country="PL" officeooo:rsid="00043515" officeooo:paragraph-rsid="000c7945" style:font-size-asian="10.5pt"/>
    </style:style>
    <style:style style:name="P6" style:family="paragraph" style:parent-style-name="Standard">
      <style:text-properties fo:language="pl" fo:country="PL" officeooo:rsid="00050927" officeooo:paragraph-rsid="00050927" style:font-size-asian="10.5pt"/>
    </style:style>
    <style:style style:name="P7" style:family="paragraph" style:parent-style-name="Standard">
      <style:text-properties fo:language="pl" fo:country="PL" officeooo:rsid="0007e9bb" officeooo:paragraph-rsid="0007e9bb" style:font-size-asian="10.5pt"/>
    </style:style>
    <style:style style:name="P8" style:family="paragraph" style:parent-style-name="Standard">
      <style:text-properties fo:language="pl" fo:country="PL" officeooo:rsid="00094d55" officeooo:paragraph-rsid="00094d55" style:font-size-asian="10.5pt"/>
    </style:style>
    <style:style style:name="P9" style:family="paragraph" style:parent-style-name="Text_20_body">
      <style:text-properties fo:language="pl" fo:country="PL" officeooo:rsid="00187d49" officeooo:paragraph-rsid="0012bc94"/>
    </style:style>
    <style:style style:name="P10" style:family="paragraph" style:parent-style-name="Text_20_body">
      <style:text-properties fo:language="pl" fo:country="PL" officeooo:rsid="00134161" officeooo:paragraph-rsid="0012bc94"/>
    </style:style>
    <style:style style:name="P11" style:family="paragraph" style:parent-style-name="Text_20_body">
      <style:text-properties fo:language="pl" fo:country="PL" fo:font-style="italic" officeooo:rsid="00134161" officeooo:paragraph-rsid="0012bc94" style:font-style-asian="italic" style:font-style-complex="italic"/>
    </style:style>
    <style:style style:name="P12" style:family="paragraph" style:parent-style-name="Text_20_body">
      <style:text-properties fo:language="pl" fo:country="PL" fo:font-style="normal" officeooo:rsid="00187d49" officeooo:paragraph-rsid="0012bc94" style:font-style-asian="normal" style:font-style-complex="normal"/>
    </style:style>
    <style:style style:name="P13" style:family="paragraph" style:parent-style-name="Text_20_body">
      <style:text-properties fo:language="pl" fo:country="PL" fo:font-weight="bold" officeooo:rsid="0012bc94" officeooo:paragraph-rsid="0012bc94" style:font-weight-asian="bold" style:font-weight-complex="bold"/>
    </style:style>
    <style:style style:name="P14" style:family="paragraph" style:parent-style-name="Text_20_body">
      <style:text-properties officeooo:paragraph-rsid="0012bc94"/>
    </style:style>
    <style:style style:name="P15" style:family="paragraph" style:parent-style-name="Heading_20_1">
      <style:text-properties fo:language="pl" fo:country="PL"/>
    </style:style>
    <style:style style:name="P16" style:family="paragraph" style:parent-style-name="Heading_20_1">
      <style:text-properties fo:language="pl" fo:country="PL" officeooo:rsid="00043515" officeooo:paragraph-rsid="0012bc94" style:font-size-asian="10.5pt"/>
    </style:style>
    <style:style style:name="P17" style:family="paragraph" style:parent-style-name="Heading_20_1">
      <style:text-properties fo:language="pl" fo:country="PL" officeooo:paragraph-rsid="0012bc94"/>
    </style:style>
    <style:style style:name="P18" style:family="paragraph" style:parent-style-name="Heading_20_2">
      <style:text-properties fo:language="pl" fo:country="PL"/>
    </style:style>
    <style:style style:name="T1" style:family="text">
      <style:text-properties fo:language="pl" fo:country="PL" officeooo:rsid="000dc5a3" style:font-size-asian="10.5pt"/>
    </style:style>
    <style:style style:name="T2" style:family="text">
      <style:text-properties fo:language="pl" fo:country="PL" officeooo:rsid="000e80f7" style:font-size-asian="10.5pt"/>
    </style:style>
    <style:style style:name="T3" style:family="text">
      <style:text-properties fo:language="pl" fo:country="PL" officeooo:rsid="0012bc94" style:font-size-asian="10.5pt"/>
    </style:style>
    <style:style style:name="T4" style:family="text">
      <style:text-properties officeooo:rsid="00043515"/>
    </style:style>
    <style:style style:name="T5" style:family="text">
      <style:text-properties officeooo:rsid="00050927"/>
    </style:style>
    <style:style style:name="T6" style:family="text">
      <style:text-properties officeooo:rsid="0007e9bb"/>
    </style:style>
    <style:style style:name="T7" style:family="text">
      <style:text-properties officeooo:rsid="000a99fd"/>
    </style:style>
    <style:style style:name="T8" style:family="text">
      <style:text-properties officeooo:rsid="000c7945"/>
    </style:style>
    <style:style style:name="T9" style:family="text">
      <style:text-properties officeooo:rsid="000dc5a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407ea"/>
    </style:style>
    <style:style style:name="T12" style:family="text">
      <style:text-properties officeooo:rsid="0012bc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Ćwiczenia nr 2 – Testy parametryzowane</text:h>
      <text:p text:style-name="P1"/>
      <text:h text:style-name="P18" text:outline-level="2">Wstęp</text:h>
      <text:p text:style-name="P1">Celem ćwiczeń jest zapoznanie się z pojęciem testów parametryzowanych. <text:span text:style-name="T4">Aby zacząć wykonaj następujące kroki:</text:span></text:p>
      <text:p text:style-name="P2">1. Ściągnij projekt z poprzednich zajęć za pomocą instrukcji:</text:p>
      <text:p text:style-name="P2">‘git clone <text:a xlink:type="simple" xlink:href="https://github.com/anicos/quickstart.git" text:style-name="Internet_20_link" text:visited-style-name="Visited_20_Internet_20_Link">https://github.com/anicos/quickstart.git</text:a>’</text:p>
      <text:p text:style-name="P2">2. Przełącz się na branch ‘parameterized_tests‘</text:p>
      <text:p text:style-name="P2">3. <text:span text:style-name="T5">Ściągnij zależności używając komendy ‘npm install’</text:span></text:p>
      <text:p text:style-name="P6">4. Uruchom test używając komendy ‘npm test’</text:p>
      <text:p text:style-name="P6">5. W plik ‘temperature-converter.service.spec.ts’ znajdziesz przykład testu z parametrami</text:p>
      <text:p text:style-name="P7">6. Rozwiąż poniższe zadania bazując na powyższym przykładzie</text:p>
      <text:p text:style-name="P2"/>
      <text:h text:style-name="P17" text:outline-level="1">Ćwiczenie nr 1 – <text:span text:style-name="T11">Konwerter temperatury</text:span>.<text:span text:style-name="T4">(ocena 3)</text:span></text:h>
      <text:p text:style-name="P10"><text:tab/>Należy napisać serwis wraz z testami przeliczający temperaturę ze stopni Celsiusza na Fahrenheita oraz na odwrót. Kod serwisu dostępny jest w lokalizacji:</text:p>
      <text:p text:style-name="P11">src/app/services/temperature-converter.service.ts.</text:p>
      <text:p text:style-name="P12">Wzór na przeliczenie temperatury znaleźć można w Wikipedii:</text:p>
      <text:p text:style-name="P9"><text:a xlink:type="simple" xlink:href="https://pl.wikipedia.org/wiki/Skala_Fahrenheita" text:style-name="Internet_20_link" text:visited-style-name="Visited_20_Internet_20_Link"><text:span text:style-name="T10">https://pl.wikipedia.org/wiki/Skala_Fahrenheita</text:span></text:a></text:p>
      <text:p text:style-name="P13"><text:span text:style-name="T10">W zadaniu należy użyć testów z parametrami. </text:span></text:p>
      <text:h text:style-name="Heading_20_1" text:outline-level="1"><text:span text:style-name="T6">Zadanie 2.</text:span> <text:span text:style-name="T4">Pole trapezu (ocena 4).</text:span></text:h>
      <text:p text:style-name="P3"><text:tab/>Należy napisać klasę <text:span text:style-name="T6">o nazwie ‘TrapezoidFieldCalculatorService’</text:span> obliczającą pole trapezu. <text:span text:style-name="T6">Klasa powinna mieć metodę ‘calculate’, która jako argumenty przyjmuje dane niezbędne do policzenia pola, takie jak wysokość i długość boków. Metoda calculate powinna zwracać liczbę zmiennoprzecinkową. Uwaga! Jeśli jeden z boków lub wysokość jest mniejsze lub równe zero metoda powinna rzuć error.</text:span></text:p>
      <text:p text:style-name="P3"><text:tab/><text:span text:style-name="T8">Zgodnie z założeniami TDD pracę powinniśmy zacząć od napisania testów. Powinny być stworzone dwa zestawy testów z parametrami testujące następujące przypadki:</text:span></text:p>
      <text:p text:style-name="P8"><text:tab/>a) wszystkie argumenty metody są poprawne – metoda zwraca poprawną wartość pola trapezu</text:p>
      <text:p text:style-name="P8"><text:tab/>b) jeden lub więcej argumentów są nie poprawne – metoda rzuca error</text:p>
      <text:p text:style-name="P8"/>
      <text:h text:style-name="P17" text:outline-level="1">Zadanie <text:span text:style-name="T12">3</text:span>. Równanie kwadratowe <text:span text:style-name="T4">(ocena 5).</text:span></text:h>
      <text:p text:style-name="P4"><text:tab/><text:span text:style-name="T7">Analogicznie do zadnia pierwszego należy stworzyć nową klasę o nazwie „QuadraticEquationCalculatorService”. Klasa powinna mieć metodę ‘calculate’, która jako argumenty przyjmuje współczynniki ‘a’, ‘b’ i ‘c’. Metoda calculate powinna zwracać wyniki równia w postaci tablicy liczb zmiennoprzecinkowych. Jeśli delta jest mniejsza od 0 zwracana tablica jest pusta. Wszystkie wzory można znaleźć pod adresem </text:span><text:a xlink:type="simple" xlink:href="https://pl.wikipedia.org/wiki/Równanie_kwadratowe" text:style-name="Internet_20_link" text:visited-style-name="Visited_20_Internet_20_Link"><text:span text:style-name="T7">https://pl.wikipedia.org/wiki/R%C3%B3wnanie_kwadratowe</text:span></text:a><text:span text:style-name="T7">.</text:span></text:p>
      <text:p text:style-name="P5"><text:tab/><text:span text:style-name="T8">Zgodnie z założeniami TDD pracę powinniśmy zacząć od napisania testów. </text:span></text:p>
      <text:p text:style-name="P5"/>
      <text:h text:style-name="P16" text:outline-level="1"><text:soft-page-break/>Zadanie <text:span text:style-name="T12">4</text:span>. <text:span text:style-name="T9">Liczby rzymskie. </text:span>(ocena <text:span text:style-name="T12">5</text:span>).</text:h>
      <text:p text:style-name="P14"><text:span text:style-name="T1"><text:tab/></text:span><text:span text:style-name="T3">Należy napisać </text:span></text:p>
      <text:p text:style-name="P14"><text:span text:style-name="T1">Wykorzystując parametryzowane testy napisać konwerter liczb rzymskich na arabskie. Dokładny opis zadnia można znaleźć w dokumencie cw0 z poprzednich ćwiczeń. Rozwiązanie w javascript można </text:span><text:span text:style-name="T2">znaleźć</text:span><text:span text:style-name="T1"> pod adresem </text:span><text:a xlink:type="simple" xlink:href="https://www.selftaughtjs.com/algorithm-sundays-converting-roman-numerals/" text:style-name="Internet_20_link" text:visited-style-name="Visited_20_Internet_20_Link">https://www.selftaughtjs.com/algorithm-sundays-converting-roman-numer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2:11:06.945393325</meta:creation-date>
    <dc:date>2018-04-07T11:43:41.496501074</dc:date>
    <meta:editing-duration>PT27M4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20" meta:character-count="2603" meta:non-whitespace-character-count="2295"/>
  </office:meta>
</office:document-meta>
</file>